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officeooo:rsid="0001a4fb"/>
    </style:style>
    <style:style style:name="T2" style:family="text">
      <style:text-properties officeooo:rsid="0001b8e5"/>
    </style:style>
    <style:style style:name="T3" style:family="text">
      <style:text-properties officeooo:rsid="00038d0a"/>
    </style:style>
    <style:style style:name="T4" style:family="text">
      <style:text-properties fo:font-style="italic" officeooo:rsid="00038d0a" style:font-style-asian="italic" style:font-style-complex="italic"/>
    </style:style>
    <style:style style:name="T5" style:family="text">
      <style:text-properties officeooo:rsid="000950a7"/>
    </style:style>
    <style:style style:name="T6" style:family="text">
      <style:text-properties officeooo:rsid="000ca828"/>
    </style:style>
    <style:style style:name="T7" style:family="text">
      <style:text-properties officeooo:rsid="000e87aa"/>
    </style:style>
    <style:style style:name="T8" style:family="text">
      <style:text-properties officeooo:rsid="000fdb5c"/>
    </style:style>
    <style:style style:name="T9" style:family="text">
      <style:text-properties officeooo:rsid="001186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Assignment migrating traditional app(mta)</text:span></text:p>
      <text:p text:style-name="Standard"/>
      <text:p text:style-name="Standard"/>
      <text:p text:style-name="Standard">FROM node:8 </text:p>
      <text:p text:style-name="Standard"/>
      <text:p text:style-name="Standard">RUN apt-get update &amp;&amp; apt-get install -y graphicsmagick;</text:p>
      <text:p text:style-name="Standard"/>
      <text:p text:style-name="Standard">WORKDIR /app <text:s text:c="18"/></text:p>
      <text:p text:style-name="Standard"/>
      <text:p text:style-name="Standard">COPY package.json package-lock*.json ./</text:p>
      <text:p text:style-name="Standard"><text:s text:c="4"/></text:p>
      <text:p text:style-name="Standard">RUN npm install &amp;&amp; npm cache clean --force</text:p>
      <text:p text:style-name="Standard">RUN npm install winston-transport</text:p>
      <text:p text:style-name="Standard"><text:s text:c="2"/></text:p>
      <text:p text:style-name="Standard">COPY . .</text:p>
      <text:p text:style-name="Standard"><text:s text:c="2"/></text:p>
      <text:p text:style-name="Standard">ENV CHARCOAL_FACTOR=0.1</text:p>
      <text:p text:style-name="Standard"><text:s text:c="2"/></text:p>
      <text:p text:style-name="Standard">CMD ["node", "index.js"]</text:p>
      <text:p text:style-name="Standard"/>
      <text:p text:style-name="Standard"/>
      <text:p text:style-name="Standard">// <text:span text:style-name="T2">open bash shell into the container to see what’s going on</text:span></text:p>
      <text:p text:style-name="Standard">docker run -it assignmta bash</text:p>
      <text:p text:style-name="Standard">// <text:span text:style-name="T9">then can run any cmd ls cd etc.</text:span></text:p>
      <text:p text:style-name="Standard"/>
      <text:p text:style-name="Standard"/>
      <text:p text:style-name="Standard">// -<text:span text:style-name="T3">v is the shortcut for –mount </text:span></text:p>
      <text:p text:style-name="Standard">// <text:span text:style-name="T3">means we mount then in file from outside the container inside at the path </text:span><text:span text:style-name="T4">:path</text:span></text:p>
      <text:p text:style-name="P1"><text:span text:style-name="T3">// this cmd use the default charcoal env (in the dockerfile)</text:span></text:p>
      <text:p text:style-name="Standard">docker run -v ${PWD}/in:/app/in -v ${PWD}/out:/app/out <text:s/>assignmta</text:p>
      <text:p text:style-name="Standard">// <text:span text:style-name="T5">work as well, and we change the default charcoal env to 10 (the pic become more theak)</text:span></text:p>
      <text:p text:style-name="Standard">// <text:span text:style-name="T6">we don t care about this env variable here, just to show how it works</text:span></text:p>
      <text:p text:style-name="Standard">docker run -v $PWD/in:/app/in -v $PWD/out:/app/out --env CHARCOAL_FACTOR=10 assignmta</text:p>
      <text:p text:style-name="Standard"/>
      <text:p text:style-name="Standard">// <text:span text:style-name="T7">show the last running container</text:span></text:p>
      <text:p text:style-name="Standard">docker ps -l</text:p>
      <text:p text:style-name="Standard">// <text:span text:style-name="T7">get the log of one container</text:span></text:p>
      <text:p text:style-name="Standard">docker logs e91</text:p>
      <text:p text:style-name="Standard"/>
      <text:p text:style-name="Standard">// <text:span text:style-name="T8">can add some ENV variables</text:span></text:p>
      <text:p text:style-name="Standard">FROM node:8 as prod</text:p>
      <text:p text:style-name="Standard">ENV NODE_ENV = production <text:s text:c="5"/></text:p>
      <text:p text:style-name="Standard"/>
      <text:p text:style-name="Standard">RUN apt-get update &amp;&amp; apt-get install -y graphicsmagick;</text:p>
      <text:p text:style-name="Standard"/>
      <text:p text:style-name="Standard">WORKDIR /app <text:s text:c="18"/></text:p>
      <text:p text:style-name="Standard"/>
      <text:p text:style-name="Standard">COPY package.json package-lock*.json ./</text:p>
      <text:p text:style-name="Standard"><text:s text:c="4"/></text:p>
      <text:p text:style-name="Standard">RUN npm install &amp;&amp; npm cache clean --force</text:p>
      <text:p text:style-name="Standard">RUN npm install winston-transport</text:p>
      <text:p text:style-name="Standard"><text:s text:c="2"/></text:p>
      <text:p text:style-name="Standard"><text:soft-page-break/>COPY . .</text:p>
      <text:p text:style-name="Standard"><text:s text:c="2"/></text:p>
      <text:p text:style-name="Standard">ENV CHARCOAL_FACTOR=0.1</text:p>
      <text:p text:style-name="Standard"><text:s text:c="2"/></text:p>
      <text:p text:style-name="Standard">CMD ["node", "index.js"]</text:p>
      <text:p text:style-name="Standard"><text:s text:c="2"/></text:p>
      <text:p text:style-name="Standard"/>
      <text:p text:style-name="Standard">FROM prod as test</text:p>
      <text:p text:style-name="Standard">ENV NODE_ENV=development</text:p>
      <text:p text:style-name="Standard">CMD ["npm", "test"]</text:p>
      <text:p text:style-name="Standard"/>
      <text:p text:style-name="Standard"/>
      <text:p text:style-name="Standard"/>
      <text:p text:style-name="Standard"/>
      <text:p text:style-name="Standard">// <text:span text:style-name="T8">need to re-build the container</text:span></text:p>
      <text:p text:style-name="Standard">docker build -t assignmta --target prod .</text:p>
      <text:p text:style-name="Standard">// <text:span text:style-name="T8">then same run works well</text:span></text:p>
      <text:p text:style-name="Standard">docker run -v $PWD/in:/app/in -v $PWD/out:/app/out --env CHARCOAL_FACTOR=0.1 assignmta</text:p>
      <text:p text:style-name="Standard"/>
      <text:p text:style-name="Standard">// <text:span text:style-name="T8">if want to use the test env, need to re-build the container, for test</text:span></text:p>
      <text:p text:style-name="Standard">docker build -t assignmta --target test .</text:p>
      <text:p text:style-name="Standard">// <text:span text:style-name="T8">then I can simply run the test</text:span></text:p>
      <text:p text:style-name="Standard">docker run assignmta // <text:span text:style-name="T8">but in this case it fail as there is no test setted up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0T08:27:04.721353385</meta:creation-date>
    <meta:generator>LibreOffice/6.0.7.3$Linux_X86_64 LibreOffice_project/00m0$Build-3</meta:generator>
    <dc:date>2020-08-11T07:26:38.176492349</dc:date>
    <meta:editing-duration>PT1H23M43S</meta:editing-duration>
    <meta:editing-cycles>8</meta:editing-cycles>
    <meta:document-statistic meta:table-count="0" meta:image-count="0" meta:object-count="0" meta:page-count="2" meta:paragraph-count="55" meta:word-count="307" meta:character-count="1843" meta:non-whitespace-character-count="1514"/>
  </office:meta>
</office:document-meta>
</file>